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490_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156 kWh</text:p>
          </table:table-cell>
          <table:table-cell office:value-type="float" office:value="928.78" calcext:value-type="float">
            <text:p>928.7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/>
          <table:table-cell office:value-type="float" office:value="6.54" calcext:value-type="float">
            <text:p>6.54</text:p>
          </table:table-cell>
          <table:table-cell table:number-columns-repeated="2"/>
          <table:table-cell office:value-type="float" office:value="-442.44" calcext:value-type="float">
            <text:p>-442.4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60.51" calcext:value-type="float">
            <text:p>66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64 kWh</text:p>
          </table:table-cell>
          <table:table-cell office:value-type="float" office:value="983.58" calcext:value-type="float">
            <text:p>983.58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-440.76" calcext:value-type="float">
            <text:p>-440.76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716.92" calcext:value-type="float">
            <text:p>716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86 kWh</text:p>
          </table:table-cell>
          <table:table-cell office:value-type="float" office:value="1138.82" calcext:value-type="float">
            <text:p>1138.82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/>
          <table:table-cell office:value-type="float" office:value="8.66" calcext:value-type="float">
            <text:p>8.66</text:p>
          </table:table-cell>
          <table:table-cell table:number-columns-repeated="2"/>
          <table:table-cell office:value-type="float" office:value="-438.74" calcext:value-type="float">
            <text:p>-438.7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875.06" calcext:value-type="float">
            <text:p>875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81 kWh</text:p>
          </table:table-cell>
          <table:table-cell office:value-type="float" office:value="1097.84" calcext:value-type="float">
            <text:p>1097.84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/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-436.86" calcext:value-type="float">
            <text:p>-436.86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834.88" calcext:value-type="float">
            <text:p>834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62 kWh</text:p>
          </table:table-cell>
          <table:table-cell office:value-type="float" office:value="956.93" calcext:value-type="float">
            <text:p>956.93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/>
          <table:table-cell office:value-type="float" office:value="6.87" calcext:value-type="float">
            <text:p>6.87</text:p>
          </table:table-cell>
          <table:table-cell table:number-columns-repeated="2"/>
          <table:table-cell office:value-type="float" office:value="-435.26" calcext:value-type="float">
            <text:p>-435.26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93.5" calcext:value-type="float">
            <text:p>69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47 kWh</text:p>
          </table:table-cell>
          <table:table-cell office:value-type="float" office:value="844.36" calcext:value-type="float">
            <text:p>844.36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-422.18" calcext:value-type="float">
            <text:p>-422.18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535.35" calcext:value-type="float">
            <text:p>535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160 kWh</text:p>
          </table:table-cell>
          <table:table-cell office:value-type="float" office:value="934.98" calcext:value-type="float">
            <text:p>934.98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31.79" calcext:value-type="float">
            <text:p>-431.79</text:p>
          </table:table-cell>
          <table:table-cell office:value-type="float" office:value="-248.06" calcext:value-type="float">
            <text:p>-248.06</text:p>
          </table:table-cell>
          <table:table-cell office:value-type="string" calcext:value-type="string">
            <text:p>T-J</text:p>
          </table:table-cell>
          <table:table-cell office:value-type="float" office:value="397.71" calcext:value-type="float">
            <text:p>397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57 kWh</text:p>
          </table:table-cell>
          <table:table-cell office:value-type="float" office:value="909.78" calcext:value-type="float">
            <text:p>909.78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/>
          <table:table-cell office:value-type="float" office:value="6.43" calcext:value-type="float">
            <text:p>6.43</text:p>
          </table:table-cell>
          <table:table-cell table:number-columns-repeated="2"/>
          <table:table-cell office:value-type="float" office:value="-429.99" calcext:value-type="float">
            <text:p>-429.99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49.17" calcext:value-type="float">
            <text:p>649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56.38" calcext:value-type="float">
            <text:p>56.3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79 kWh</text:p>
          </table:table-cell>
          <table:table-cell office:value-type="float" office:value="1746.21" calcext:value-type="float">
            <text:p>1746.21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/>
          <table:table-cell office:value-type="float" office:value="19.08" calcext:value-type="float">
            <text:p>19.0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983.94" calcext:value-type="float">
            <text:p>1983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26" calcext:value-type="float">
            <text:p>3.2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10 kWh</text:p>
          </table:table-cell>
          <table:table-cell office:value-type="float" office:value="1935.99" calcext:value-type="float">
            <text:p>1935.99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135.52" calcext:value-type="float">
            <text:p>135.52</text:p>
          </table:table-cell>
          <table:table-cell office:value-type="float" office:value="20.98" calcext:value-type="float">
            <text:p>20.9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258.22" calcext:value-type="float">
            <text:p>225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6.02" calcext:value-type="float">
            <text:p>6.0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22 kWh</text:p>
          </table:table-cell>
          <table:table-cell office:value-type="float" office:value="2010.35" calcext:value-type="float">
            <text:p>2010.35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140.72" calcext:value-type="float">
            <text:p>140.72</text:p>
          </table:table-cell>
          <table:table-cell office:value-type="float" office:value="21.72" calcext:value-type="float">
            <text:p>21.72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340.6" calcext:value-type="float">
            <text:p>234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445 kWh</text:p>
          </table:table-cell>
          <table:table-cell office:value-type="float" office:value="2842.51" calcext:value-type="float">
            <text:p>2842.51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198.98" calcext:value-type="float">
            <text:p>198.98</text:p>
          </table:table-cell>
          <table:table-cell office:value-type="float" office:value="30.04" calcext:value-type="float">
            <text:p>30.04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232.68" calcext:value-type="float">
            <text:p>3232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40:26.118000000</meta:creation-date>
    <dc:date>2018-03-27T11:43:59.338000000</dc:date>
    <meta:editing-duration>PT3M33S</meta:editing-duration>
    <meta:editing-cycles>1</meta:editing-cycles>
    <meta:document-statistic meta:table-count="1" meta:cell-count="152" meta:object-count="0"/>
    <meta:generator>LibreOffice/5.3.4.2$Windows_x86 LibreOffice_project/f82d347ccc0be322489bf7da61d7e4ad13fe2ff3</meta:generator>
  </office:meta>
</office:document-meta>
</file>